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Text_20_body" style:list-style-name="OrgBulletedList">
      <style:text-properties officeooo:paragraph-rsid="000c2b3f"/>
    </style:style>
    <style:style style:name="P4" style:family="paragraph" style:parent-style-name="Text_20_body" style:list-style-name="OrgBulletedList">
      <style:text-properties officeooo:paragraph-rsid="000d9897"/>
    </style:style>
    <style:style style:name="P5" style:family="paragraph" style:parent-style-name="Text_20_body" style:list-style-name="OrgBulletedList">
      <style:text-properties officeooo:paragraph-rsid="00162e0f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Euber Alexandre de Sousa Barbosa</text:span> </text:p>
      <text:p text:style-name="Text_20_body">@easbarba | easbarba@outlook.com | easbarba.com</text:p>
      <text:p text:style-name="Text_20_body"/>
      <text:p text:style-name="Text_20_body"><text:span text:style-name="Bold">HABILIDADES</text:span> </text:p>
      <text:p text:style-name="Horizontal_20_Line"/>
      <text:list xml:id="list1231073745" text:style-name="OrgBulletedList">
        <text:list-item>
          <text:p text:style-name="P2"><text:span text:style-name="Bold">Linguagens</text:span>: JavaScript, Ruby, Guile <text:span text:style-name="T5">Scheme</text:span>, <text:span text:style-name="T4">Emacs-Lisp</text:span> Awk.</text:p>
        </text:list-item>
        <text:list-item>
          <text:p text:style-name="P2"><text:span text:style-name="Bold">Frameworks</text:span>: Vuejs.</text:p>
        </text:list-item>
        <text:list-item>
          <text:p text:style-name="P2"><text:span text:style-name="Bold">Unit Test</text:span>: Jest, <text:span text:style-name="T3">Rspec</text:span>.</text:p>
        </text:list-item>
        <text:list-item>
          <text:p text:style-name="P2"><text:span text:style-name="Bold">Distros</text:span>: Debian, Fedora, Arch.</text:p>
        </text:list-item>
        <text:list-item>
          <text:p text:style-name="P2"><text:span text:style-name="Bold">Script</text:span>: GNU Sed, Bash, find, fish shell.</text:p>
        </text:list-item>
        <text:list-item>
          <text:p text:style-name="P2"><text:span text:style-name="Bold">Infra</text:span>: dockerfile, docker-compose, podman, vagrantfile, qemu/kvm.</text:p>
        </text:list-item>
        <text:list-item>
          <text:p text:style-name="P2"><text:span text:style-name="Bold">Editores</text:span>: GNU Emacs, Nano, VSCode, NeoVim.</text:p>
        </text:list-item>
        <text:list-item>
          <text:p text:style-name="P2"><text:span text:style-name="Bold">Git</text:span>: merge, rebase, format-patch.</text:p>
        </text:list-item>
      </text:list>
      <text:p text:style-name="Text_20_body"><text:span text:style-name="Bold"/></text:p>
      <text:p text:style-name="Text_20_body"><text:span text:style-name="Bold">PROJETOS</text:span> </text:p>
      <text:p text:style-name="Horizontal_20_Line"/>
      <text:list xml:id="list20134639787161" text:style-name="OrgBulletedList">
        <text:list-item>
          <text:p text:style-name="P3"><text:span text:style-name="Bold">distro</text:span>: Porcelain front-end of gnu/linux distros package managers. </text:p>
          <text:list>
            <text:list-header>
              <text:p text:style-name="P3">ruby, rspec, yaml, docker | <text:a xlink:type="simple" xlink:href="https://github.com/easbarba/distro" text:style-name="Internet_20_link" text:visited-style-name="Visited_20_Internet_20_Link">https://github.com/easbarba/distro</text:a></text:p>
              <text:p text:style-name="P3"/>
            </text:list-header>
          </text:list>
        </text:list-item>
        <text:list-item>
          <text:p text:style-name="P3"><text:span text:style-name="Bold">distro.js</text:span>: portado para nodejs. </text:p>
          <text:list>
            <text:list-header>
              <text:p text:style-name="P3">nodejs, jest, json, docker | <text:a xlink:type="simple" xlink:href="https://github.com/easbarba/distro.js" text:style-name="Internet_20_link" text:visited-style-name="Visited_20_Internet_20_Link">https://github.com/easbarba/distro.js</text:a></text:p>
              <text:p text:style-name="P3"/>
            </text:list-header>
          </text:list>
        </text:list-item>
        <text:list-item>
          <text:p text:style-name="P4"><text:span text:style-name="Bold">floss</text:span>: Manage FLOSS Projects repositories. </text:p>
          <text:list>
            <text:list-header>
              <text:p text:style-name="P4">ruby, rspec, yaml, docker | <text:a xlink:type="simple" xlink:href="https://github.com/easbarba/floss" text:style-name="Internet_20_link" text:visited-style-name="Visited_20_Internet_20_Link">https://github.com/easbarba/floss</text:a></text:p>
            </text:list-header>
          </text:list>
        </text:list-item>
      </text:list>
      <text:p text:style-name="Text_20_body"/>
      <text:p text:style-name="Text_20_body">mais projetos em: <text:a xlink:type="simple" xlink:href="https://github.com/easbarba" text:style-name="Internet_20_link" text:visited-style-name="Visited_20_Internet_20_Link">https://github.com/easbarba</text:a>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2">Ciência da Computação @ Estacio <text:span text:style-name="T2">[</text:span>Cursando<text:span text:style-name="T2">]</text:span></text:p>
        </text:list-item>
        <text:list-item>
          <text:p text:style-name="P2">Direito @ IESB <text:span text:style-name="T2">[</text:span>Trancado<text:span text:style-name="T2">]</text:span></text:p>
        </text:list-item>
        <text:list-item>
          <text:p text:style-name="P5">Inglês: <text:span text:style-name="T1">a</text:span>tivo(Intermediário), <text:span text:style-name="T1">p</text:span>assivo(Avancado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4.1$Linux_X86_64 LibreOffice_project/20$Build-1</meta:generator>
    <meta:keyword/>
    <dc:subject/>
    <dc:title>Resume</dc:title>
    <dc:date>2022-01-09T02:05:56.990944505</dc:date>
    <meta:editing-duration>PT4M17S</meta:editing-duration>
    <meta:editing-cycles>16</meta:editing-cycles>
    <meta:document-statistic meta:table-count="0" meta:image-count="0" meta:object-count="0" meta:page-count="1" meta:paragraph-count="28" meta:word-count="127" meta:character-count="935" meta:non-whitespace-character-count="844"/>
  </office:meta>
</office:document-meta>
</file>